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ewsGothicMt" svg:font-family="NewsGothicMt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style:font-name="Liberation Serif" fo:font-size="12pt" officeooo:rsid="00017c75" officeooo:paragraph-rsid="00017c75" style:font-size-asian="12pt" style:font-size-complex="12pt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officeooo:rsid="00017c75" officeooo:paragraph-rsid="00017c75" style:font-size-asian="12pt" style:font-size-complex="12pt"/>
    </style:style>
    <style:style style:name="P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17c75" officeooo:paragraph-rsid="00017c75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164cm" loext:contextual-spacing="false" fo:line-height="100%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Geografia</text:p>
      <text:p text:style-name="P1"/>
      <text:p text:style-name="P3"><text:line-break/>O Brasil conseguiu mudar de forma significativa o seu comércio exterior, fato ocorrido nas últimas décadas, até os anos 60 o país tinha produção restrita à exportação de produtos primários, tais como café, que no início do século era responsável por 70% de toda exportação do país, e posteriormente outros produtos ganharam destaque, como cacau, algodão, fumo, açúcar, madeiras, carnes, minérios (principalmente ferro e manganês).<text:line-break/><text:line-break/>Hoje a economia é mais complexa e diversificada, apresentando exportações de produtos industrializados e processados (semimanufaturados), calçados, suco de laranja, tecidos, combustíveis, bebidas, alimentos industrializados, caldeiras, armamentos, produtos químicos, veículos de todo tamanho e suas respectivas peças de reposição e aviões.<text:line-break/><text:line-break/>Produtos industrializados e semimanufaturados, no ano de 1960, correspondiam à apenas 5% do total das exportações do país, em 2005 esse tipo de produção já representava 60% de todo comércio exterior do Brasil, que indica e evidencia os avanços econômicos provocados pela modernização do setor industrial.</text:p>
      <text:p text:style-name="P4">O percentual sofre variações de acordo com o rendimento do ano, que pode ser de 55% a 65%, por exemplo, no ano que ocorre aumento na venda de aviões esses dados são elevados. Em contrapartida quando há aumento na produção e exportação agrícola, como no caso da soja, ocorre um crescimento no percentual de produtos primários.<text:line-break/><text:line-break/>O Brasil possui muitos parceiros comerciais, com destaque para os seguintes mercados: toda União Européia, principalmente Alemanha, Itália, França, Espanha e Holanda, além de Estados Unidos, Argentina, Japão, Paraguai, Uruguai, México, Chile, China, Taiwan, Coréia do Sul e Arábia Saudita.<text:line-break/><text:line-break/>Outra evidência da mudança econômica e industrial brasileira é o tipo de importação, no passado eram compostas basicamente por produtos manufaturados, na atualidade esse contexto mudou, pois as importações, cerca de 40%, são de matéria prima como combustíveis, minérios, trigo, carne, bebidas, artigos de informática, telefonia, máquinas, motores, material elétrico, produtos químicos, insumos agrícolas, automóveis, tratores, peças, eletroeletrônico etc.<text:line-break/><text:line-break/>Os principais exportadores de produtos para o Brasil são: Estados Unidos, União Européia principalmente Alemanha, Itália, Espanha e França, Argentina, Arábia Saudita, Japão, Venezuela, México, Uruguai, Chile, China, Coréia do Sul, Kuwait e Nigéria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ewsGothicMt" svg:font-family="NewsGothicMt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13:13.910190925</meta:creation-date>
    <dc:date>2020-12-08T10:22:32.919483687</dc:date>
    <meta:editing-duration>PT9M19S</meta:editing-duration>
    <meta:editing-cycles>1</meta:editing-cycles>
    <meta:document-statistic meta:table-count="0" meta:image-count="0" meta:object-count="0" meta:page-count="1" meta:paragraph-count="3" meta:word-count="344" meta:character-count="2423" meta:non-whitespace-character-count="2076"/>
    <meta:generator>LibreOffice/6.4.6.2$Linux_X86_64 LibreOffice_project/40$Build-2</meta:generator>
  </office:meta>
</office:document-meta>
</file>